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667000006A28382F6D7.svm"/>
  <manifest:file-entry manifest:media-type="" manifest:full-path="Pictures/2000000100000834000006A22F7A131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0&amp;01 \\&#10;\cline{2-3}&#10;01 &amp;11&amp;01 \\&#10;\cline{2-3}&#10;11 &amp;11&amp;10 \\&#10;\cline{2-3}&#10;10 &amp;00&amp;1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latex§\begin{table}&#10;\begin{tabular}{c|c|c|}&#10;\cline{2-3}&#10;a &amp;a&amp;b \\&#10;\cline{2-3}&#10;b &amp;d&amp;b \\&#10;\cline{2-3}&#10;d &amp;d&amp;c \\&#10;\cline{2-3}&#10;c &amp;a&amp;c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9cm" svg:height="2.376cm" svg:x="0.395cm" svg:y="1.106cm">
          <draw:image xlink:href="Pictures/2000000100000834000006A22F7A1312.svm" xlink:type="simple" xlink:show="embed" xlink:actuate="onLoad">
            <text:p/>
          </draw:image>
        </draw:frame>
        <draw:frame draw:style-name="gr2" draw:layer="layout" svg:width="0.425cm" svg:height="0.469cm" svg:x="1.446cm" svg:y="0.3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1cm" svg:height="0.469cm" svg:x="1.077cm" svg:y="0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3cm" svg:height="0.469cm" svg:x="1.83cm" svg:y="0.6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25cm" svg:height="0.469cm" svg:x="7.403cm" svg:y="0.3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21cm" svg:height="0.469cm" svg:x="7.034cm" svg:y="0.6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13cm" svg:height="0.469cm" svg:x="7.787cm" svg:y="0.63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411cm" svg:height="0.911cm" svg:x="0.505cm" svg:y="3.623cm">
          <draw:text-box>
            <text:p><text:span text:style-name="T1">عبوری جدول</text:span></text:p>
          </draw:text-box>
        </draw:frame>
        <draw:frame draw:style-name="gr3" draw:text-style-name="P2" draw:layer="layout" svg:width="1.963cm" svg:height="0.911cm" svg:x="6.623cm" svg:y="3.624cm">
          <draw:text-box>
            <text:p><text:span text:style-name="T1">جدولِ بہاو</text:span></text:p>
          </draw:text-box>
        </draw:frame>
        <draw:frame draw:style-name="gr4" draw:text-style-name="P1" draw:layer="layout" svg:width="2.293cm" svg:height="2.376cm" svg:x="6.206cm" svg:y="1.121cm">
          <draw:image xlink:href="Pictures/2000000100000667000006A28382F6D7.svm" xlink:type="simple" xlink:show="embed" xlink:actuate="onLoad">
            <text:p/>
          </draw:image>
        </draw:frame>
        <draw:frame draw:style-name="gr2" draw:layer="layout" svg:width="1.227cm" svg:height="1.942cm" svg:x="3.777cm" svg:y="1.54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1" draw:layer="layout" svg:width="0.756cm" svg:height="0.574cm" svg:x="0.892cm" svg:y="1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1.633cm" svg:y="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0.907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1.633cm" svg:y="2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6.789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7.651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6.819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56cm" svg:height="0.574cm" svg:x="7.696cm" svg:y="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0T11:38:25</dc:date>
    <dc:creator>kkk </dc:creator>
    <meta:generator>LibreOffice/3.3$Linux LibreOffice_project/330m19$Build-401</meta:generator>
    <meta:editing-duration>PT11H27S</meta:editing-duration>
    <meta:editing-cycles>55</meta:editing-cycles>
    <meta:document-statistic meta:object-count="19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i>x</mi>
    <annotation encoding="StarMath 5.0">x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n>1</mn>
    <annotation encoding="StarMath 5.0">1</annotation>
  </semantics>
</math>
</file>

<file path=Object 7/content.xml><?xml version="1.0" encoding="utf-8"?>
<math xmlns="http://www.w3.org/1998/Math/MathML">
  <semantics>
    <mtable>
      <mtr>
        <mtd>
          <mrow>
            <mn>00</mn>
            <mo stretchy="false">=</mo>
            <mi>a</mi>
          </mrow>
        </mtd>
      </mtr>
      <mtr>
        <mtd>
          <mrow>
            <mn>01</mn>
            <mo stretchy="false">=</mo>
            <mi>b</mi>
          </mrow>
        </mtd>
      </mtr>
      <mtr>
        <mtd>
          <mrow>
            <mn>10</mn>
            <mo stretchy="false">=</mo>
            <mi>c</mi>
          </mrow>
        </mtd>
      </mtr>
      <mtr>
        <mtd>
          <mrow>
            <mn>11</mn>
            <mo stretchy="false">=</mo>
            <mi>d</mi>
          </mrow>
        </mtd>
      </mtr>
    </mtable>
    <annotation encoding="StarMath 5.0">stack{
alignl 00 = a #
alignl 01 = b #
alignl 10 = c #
alignl 11 = d
}</annotation>
  </semantics>
</math>
</file>